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ffd" officeooo:paragraph-rsid="00029ffd"/>
    </style:style>
    <style:style style:name="P2" style:family="paragraph" style:parent-style-name="Standard">
      <style:text-properties fo:font-weight="bold" officeooo:rsid="00029ffd" officeooo:paragraph-rsid="00029ffd" style:font-weight-asian="bold" style:font-weight-complex="bold"/>
    </style:style>
    <style:style style:name="P3" style:family="paragraph" style:parent-style-name="Standard" style:master-page-name="">
      <style:paragraph-properties fo:margin-left="1.482cm" fo:margin-right="0cm" fo:text-indent="0.021cm" style:auto-text-indent="false" style:page-number="auto"/>
      <style:text-properties officeooo:rsid="00029ffd" officeooo:paragraph-rsid="00029ffd"/>
    </style:style>
    <style:style style:name="P4" style:family="paragraph" style:parent-style-name="Standard">
      <style:paragraph-properties fo:margin-left="1.482cm" fo:margin-right="0cm" fo:text-indent="0.021cm" style:auto-text-indent="false"/>
      <style:text-properties officeooo:rsid="00029ffd" officeooo:paragraph-rsid="00029ffd"/>
    </style:style>
    <style:style style:name="P5" style:family="paragraph" style:parent-style-name="Standard">
      <style:paragraph-properties fo:margin-left="0.55cm" fo:margin-right="0cm" fo:text-indent="0cm" style:auto-text-indent="false"/>
      <style:text-properties officeooo:rsid="00029ffd" officeooo:paragraph-rsid="00029ffd"/>
    </style:style>
    <style:style style:name="P6" style:family="paragraph" style:parent-style-name="Standard" style:master-page-name="">
      <style:paragraph-properties fo:margin-left="0.55cm" fo:margin-right="0cm" fo:text-indent="0cm" style:auto-text-indent="false" style:page-number="auto"/>
      <style:text-properties officeooo:rsid="00029ffd" officeooo:paragraph-rsid="00029ffd"/>
    </style:style>
    <style:style style:name="P7" style:family="paragraph" style:parent-style-name="Standard" style:master-page-name="">
      <style:paragraph-properties fo:margin-left="0.635cm" fo:margin-right="0cm" fo:text-indent="0cm" style:auto-text-indent="false" style:page-number="auto"/>
      <style:text-properties officeooo:rsid="00029ffd" officeooo:paragraph-rsid="00029ffd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officeooo:rsid="00029ffd" officeooo:paragraph-rsid="00029ffd"/>
    </style:style>
    <style:style style:name="P9" style:family="paragraph" style:parent-style-name="Standard">
      <style:paragraph-properties fo:margin-left="0.635cm" fo:margin-right="0cm" fo:text-indent="0cm" style:auto-text-indent="false">
        <style:tab-stops>
          <style:tab-stop style:position="5.122cm"/>
        </style:tab-stops>
      </style:paragraph-properties>
      <style:text-properties officeooo:rsid="00029ffd" officeooo:paragraph-rsid="00029ffd"/>
    </style:style>
    <style:style style:name="P10" style:family="paragraph" style:parent-style-name="Standard">
      <style:paragraph-properties fo:margin-left="0.635cm" fo:margin-right="0cm" fo:text-indent="0cm" style:auto-text-indent="false">
        <style:tab-stops>
          <style:tab-stop style:position="5.122cm"/>
        </style:tab-stops>
      </style:paragraph-properties>
      <style:text-properties officeooo:rsid="0006b120" officeooo:paragraph-rsid="0006b120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officeooo:rsid="0004fb73" officeooo:paragraph-rsid="00029ffd"/>
    </style:style>
    <style:style style:name="T1" style:family="text">
      <style:text-properties officeooo:rsid="0004fb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fb7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7ef99"/>
    </style:style>
    <style:style style:name="T6" style:family="text">
      <style:text-properties officeooo:rsid="00091114"/>
    </style:style>
    <style:style style:name="T7" style:family="text">
      <style:text-properties officeooo:rsid="000b6024"/>
    </style:style>
    <style:style style:name="T8" style:family="text">
      <style:text-properties officeooo:rsid="000d38b9"/>
    </style:style>
    <style:style style:name="T9" style:family="text">
      <style:text-properties officeooo:rsid="00029f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ções Aula 12/09 (Planejamento Iteração 1)</text:p>
      <text:p text:style-name="P1"/>
      <text:p text:style-name="P1">- Vocês devem realizar/revisar o planejamento da sprint 1 de desenvolvimento de acordo com as instruções contidas neste documento.</text:p>
      <text:p text:style-name="P1"/>
      <text:p text:style-name="P1">Selecione a partir do product backlog quais funcionalidades serão desenvolvidas nesta sprint. Leve as seguintes considerações durante o planejamento:</text:p>
      <text:p text:style-name="P6">- Comece o desenvolvimento pelas funcionalidades CRUD (create / retrieve/ uptade / delete) do seu sistema.</text:p>
      <text:p text:style-name="P5">- Converse bastante com os integrantes do seu grupo para verificar quantas funcionalidades vocês conseguem entregar. Procurem pensar em quais tarefas vão ter que realizar para fazer o desenvolvimento das funcionalidades. Vá anotando estas tarefas pois elas farão parte do seu planejamento.</text:p>
      <text:p text:style-name="P3">- Para integrantes que estão fazendo sozinhos ou em duplas o mínimo a ser desenvolvido é uma funcionalidade CRUD completa (caso tenha mais de 10 campos no cadastro) ou 2 funcionalidades CRUD completas (caso tenha menos de 10 campos em cada cadastro).</text:p>
      <text:p text:style-name="P4">- Para grupos com 3 pessoas o mínimo a ser desenvolvido é duas funcionalidades CRUD completas (caso tenha mais de 10 campos no cadastro) ou 3 funcionalidades CRUD completas (caso tenha menos de 10 campos em cada cadastro).</text:p>
      <text:p text:style-name="P7">- Quando tiverem decidido quais são as funcionalidades a serem desenvolvidas vocês devem fazer uma lista de tarefas para completar estas funcionalidades (ver exemplo na planilha Product Backlog <text:span text:style-name="T5">SGDB</text:span> do moodle – planilha Planejamento Sprint <text:span text:style-name="T6">Backlog </text:span>1). A ideia é fazer uma lista de tarefas para cada funcionalidade (história de usuário) que foi selecionada. Claro que se vocês irão fazer 3 CRUD's as tarefas serão muito parecidas ou até as mesmas. <text:span text:style-name="T7">Lembrem-se que as funcionalidades já devem possuir CSS aplicado, ou seja, não deve ser apenas um HTML. Já deve também possuir validação mínima nos campos. Por exemplo, o campo data de nascimento não deve aceitar datas futuras. Já faça a previsão no planejamento que vai implementar validações.</text:span></text:p>
      <text:p text:style-name="P8">- Faça uma relação destas tarefas (que devem incluir tarefas de modelagem <text:span text:style-name="T8">(escrever casos de uso para as funcionalidades que serão implementadas e atualização do diagrama de classes)</text:span>, implementação e testes – neste momento testes exploratórios, ou seja, aqueles testes feitos navegando no sisteima para buscar erros em uma aplicação). Estabeleça para cada tarefa responsável e data de entrega. A ideia é ter mesmo um planejamento para que vocês possam durante a sprint ir fazendo um acompanhamento se está tudo dentro do planejado. Lembrem-se que as tarefas não devem ultrapassar o prazo final da sprint que está definido no trabalho da disciplina (disponível no moodle).</text:p>
      <text:p text:style-name="P8">- Preencham a planilha de <text:span text:style-name="T1">planejamento e entreguem no moodle até 13/09 (22:00)</text:span>. <text:span text:style-name="T1">Apenas uma planilha por grupo.</text:span></text:p>
      <text:p text:style-name="P8"/>
      <text:p text:style-name="P11">- Terminado o planejamento é hora de começar a trabalhar no projeto fazendo as tarefas planejadas.</text:p>
      <text:p text:style-name="P11">- Quando o grupo tiver o reposistório no Git deverá subir este planejamento. Caso ainda não estejam trabalhando no Git podem manter por enquanto compartilhado no Drive para todo grupo. Importante todos terem acesso ao planejamento.</text:p>
      <text:p text:style-name="P9"/>
      <text:p text:style-name="P10"><text:span text:style-name="T3">O</text:span><text:span text:style-name="T2">bservação 1: </text:span>Para aqueles grupos que não apresentaram ainda ou tem dúvidas sobre o trabalho não fiquem parados. Sigam fazendo planejamento e iniciando o trabalho. Na próxima semana irei atendendo as dúvidas e verifico os trabalhos que não apresentaram.</text:p>
      <text:p text:style-name="P10"><text:span text:style-name="T3">O</text:span><text:span text:style-name="T2">bservação 2: </text:span><text:span text:style-name="T4">Nesta semana não estarei no campus. Na medida do possível estarei respondendo emai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21:25:31.216000000</meta:creation-date>
    <dc:date>2016-09-11T22:05:21.653000000</dc:date>
    <meta:editing-duration>PT19M</meta:editing-duration>
    <meta:editing-cycles>9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4" meta:word-count="527" meta:character-count="3395" meta:non-whitespace-character-count="2880"/>
  </office:meta>
</office:document-meta>
</file>